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color="#000000" draw:fill="solid" draw:fill-color="#ffffff" draw:textarea-horizontal-align="left" draw:auto-grow-height="true" draw:auto-grow-width="true" fo:min-height="0cm" fo:min-width="35.822cm"/>
    </style:style>
    <style:style style:name="gr7" style:family="graphic" style:parent-style-name="standard">
      <style:graphic-properties draw:stroke="dash" draw:stroke-dash="Fine_20_Dashed" svg:stroke-color="#000000" draw:fill="solid" draw:fill-color="#ffffff" draw:textarea-horizontal-align="left" draw:auto-grow-height="true" draw:auto-grow-width="true" fo:min-height="0cm" fo:min-width="20.208cm"/>
    </style:style>
    <style:style style:name="gr8" style:family="graphic" style:parent-style-name="standard">
      <style:graphic-properties svg:stroke-width="0.102cm" svg:stroke-color="#ff42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cc00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420e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cc006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3465a4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3465a4"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3465a4" fo:font-size="18pt" fo:font-weight="bold" style:font-weight-asian="bold" style:font-weight-complex="bold"/>
    </style:style>
    <style:style style:name="P8" style:family="paragraph">
      <style:paragraph-properties fo:line-height="150%"/>
    </style:style>
    <style:style style:name="P9" style:family="paragraph">
      <style:text-properties fo:font-size="18pt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color="#006600" fo:font-size="72pt" style:font-size-asian="72pt" style:font-size-complex="72pt"/>
    </style:style>
    <style:style style:name="P12" style:family="paragraph">
      <style:text-properties fo:color="#c5000b" fo:font-size="72pt" style:font-size-asian="72pt" style:font-size-complex="72pt"/>
    </style:style>
    <style:style style:name="P13" style:family="paragraph">
      <style:text-properties fo:color="#ff6600"/>
    </style:style>
    <style:style style:name="P14" style:family="paragraph">
      <style:text-properties fo:color="#ff420e" fo:font-size="72pt" style:font-size-asian="72pt" style:font-size-complex="72pt"/>
    </style:style>
    <style:style style:name="P15" style:family="paragraph">
      <style:text-properties fo:color="#cc0066" fo:font-size="72pt" style:font-size-asian="72pt" style:font-size-complex="72pt"/>
    </style:style>
    <style:style style:name="P16" style:family="paragraph">
      <style:text-properties fo:color="#000000" fo:font-size="72pt" style:font-size-asian="72pt" style:font-size-complex="72pt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text-properties fo:color="#ff420e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cc0066"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paragraph-properties fo:text-align="center"/>
      <style:text-properties fo:color="#3465a4" fo:font-weight="bold" style:font-weight-asian="bold" style:font-weight-complex="bold"/>
    </style:style>
    <style:style style:name="P25" style:family="paragraph">
      <style:paragraph-properties fo:line-height="150%"/>
      <style:text-properties fo:font-size="28pt" style:font-size-asian="28pt" style:font-size-complex="28pt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3465a4"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6600" fo:font-size="72pt" style:font-size-asian="72pt" style:font-size-complex="72pt"/>
    </style:style>
    <style:style style:name="T10" style:family="text">
      <style:text-properties fo:color="#c5000b" fo:font-size="72pt" style:font-size-asian="72pt" style:font-size-complex="72pt"/>
    </style:style>
    <style:style style:name="T11" style:family="text">
      <style:text-properties fo:color="#ff420e" fo:font-size="72pt" style:font-size-asian="72pt" style:font-size-complex="72pt"/>
    </style:style>
    <style:style style:name="T12" style:family="text">
      <style:text-properties fo:color="#cc0066" fo:font-size="72pt" style:font-size-asian="72pt" style:font-size-complex="72pt"/>
    </style:style>
    <style:style style:name="T13" style:family="text">
      <style:text-properties fo:color="#000000" fo:font-size="72pt" style:font-size-asian="72pt" style:font-size-complex="72pt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0066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3465a4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696cm" svg:height="0.962cm" svg:x="13.658cm" svg:y="1.335cm">
          <draw:text-box>
            <text:p><text:span text:style-name="T1">BHT – CHAI LIMS/EMR Integration Architecture</text:span></text:p>
          </draw:text-box>
        </draw:frame>
        <draw:custom-shape draw:style-name="gr3" draw:text-style-name="P3" xml:id="id1" draw:id="id1" draw:layer="layout" svg:width="2.667cm" svg:height="1.27cm" svg:x="11.115cm" svg:y="3.032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4.572cm" svg:height="1.778cm" svg:x="10.162cm" svg:y="5.445cm">
          <text:p text:style-name="P4"><text:span text:style-name="T3">BHT EMR</text:span></text:p>
          <text:p text:style-name="P4"><text:span text:style-name="T2">Place VL/EID 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572cm" svg:height="1.778cm" svg:x="10.162cm" svg:y="8.638cm">
          <text:p text:style-name="P4"><text:span text:style-name="T3">BHT EMR</text:span></text:p>
          <text:p text:style-name="P4"><text:span text:style-name="T2">Print Order Lab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572cm" svg:height="1.778cm" svg:x="10.162cm" svg:y="12.114cm">
          <text:p text:style-name="P4"><text:span text:style-name="T3">Message Exchange</text:span></text:p>
          <text:p text:style-name="P4"><text:span text:style-name="T2">Que HL7 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" draw:id="id5" draw:layer="layout" svg:width="4.572cm" svg:height="2.413cm" svg:x="10.162cm" svg:y="15.715cm">
          <text:p text:style-name="P4"><text:span text:style-name="T3">LIMS</text:span></text:p>
          <text:p text:style-name="P4"><text:span text:style-name="T2">Receive Sample At</text:span></text:p>
          <text:p text:style-name="P4"><text:span text:style-name="T2">Rece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4.572cm" svg:height="2.413cm" svg:x="23.18cm" svg:y="22.078cm">
          <text:p text:style-name="P4"><text:span text:style-name="T3">CHAI</text:span></text:p>
          <text:p text:style-name="P4"><text:span text:style-name="T2">Scan Patient Barcode</text:span></text:p>
          <text:p text:style-name="P4"><text:span text:style-name="T2">For Proc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4.572cm" svg:height="3.061cm" svg:x="23.18cm" svg:y="15.391cm">
          <text:p text:style-name="P4"><text:span text:style-name="T3">CHAI</text:span></text:p>
          <text:p text:style-name="P4"><text:span text:style-name="T2">Populate Order From</text:span></text:p>
          <text:p text:style-name="P4"><text:span text:style-name="T2">Message Exchange</text:span></text:p>
          <text:p text:style-name="P4"><text:span text:style-name="T2">Platform Using NP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4.572cm" svg:height="2.299cm" svg:x="23.18cm" svg:y="11.548cm">
          <text:p text:style-name="P4"><text:span text:style-name="T3">CHAI</text:span></text:p>
          <text:p text:style-name="P4"><text:span text:style-name="T2">Record VL/EID Resul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4.572cm" svg:height="1.778cm" svg:x="23.18cm" svg:y="8.638cm">
          <text:p text:style-name="P4"><text:span text:style-name="T3">Message Exchange</text:span></text:p>
          <text:p text:style-name="P4"><text:span text:style-name="T2">Receive HL7 Resul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6" draw:id="id16" draw:layer="layout" svg:width="4.572cm" svg:height="1.778cm" svg:x="31.181cm" svg:y="8.638cm">
          <text:p text:style-name="P4"><text:span text:style-name="T3">CHAI</text:span></text:p>
          <text:p text:style-name="P4"><text:span text:style-name="T2">Receive VL/EID 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5" draw:id="id15" draw:layer="layout" svg:width="4.572cm" svg:height="1.778cm" svg:x="23.18cm" svg:y="5.445cm">
          <text:p text:style-name="P4"><text:span text:style-name="T3">BHT EMR</text:span></text:p>
          <text:p text:style-name="P4"><text:span text:style-name="T2">Query Order Resul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7" draw:id="id17" draw:layer="layout" svg:width="4.572cm" svg:height="1.778cm" svg:x="31.181cm" svg:y="5.445cm">
          <text:p text:style-name="P4"><text:span text:style-name="T3">BHT EMR</text:span></text:p>
          <text:p text:style-name="P4"><text:span text:style-name="T2">Display Order Resul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.683cm" svg:height="1.27cm" svg:x="35.163cm" svg:y="16.286cm">
          <text:p text:style-name="P1"><text:span text:style-name="T2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449cm" svg:y1="4.302cm" svg:x2="12.448cm" svg:y2="5.445cm" draw:start-shape="id1" draw:start-glue-point="8" draw:end-shape="id2" draw:end-glue-point="0" svg:d="M12449 4302v572h-1v571" svg:viewBox="0 0 2 1144">
          <text:p/>
        </draw:connector>
        <draw:connector draw:style-name="gr4" draw:text-style-name="P1" draw:layer="layout" svg:x1="12.448cm" svg:y1="7.223cm" svg:x2="12.448cm" svg:y2="8.638cm" draw:start-shape="id2" draw:start-glue-point="2" draw:end-shape="id3" draw:end-glue-point="0" svg:d="M12448 7223v1415" svg:viewBox="0 0 1 1416">
          <text:p/>
        </draw:connector>
        <draw:custom-shape draw:style-name="gr3" draw:text-style-name="P3" xml:id="id6" draw:id="id6" draw:layer="layout" svg:width="4.445cm" svg:height="2.032cm" svg:x="10.226cm" svg:y="19.415cm">
          <text:p text:style-name="P1"><text:span text:style-name="T2">Valid NP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7" draw:id="id7" draw:layer="layout" svg:width="4.572cm" svg:height="3.048cm" svg:x="16.703cm" svg:y="18.907cm">
          <text:p text:style-name="P4"><text:span text:style-name="T3">LIMS</text:span></text:p>
          <text:p text:style-name="P4"><text:span text:style-name="T2">Get Existing Patient</text:span></text:p>
          <text:p text:style-name="P4"><text:span text:style-name="T2">Demographics And</text:span></text:p>
          <text:p text:style-name="P4"><text:span text:style-name="T2">Populate LIM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4.572cm" svg:height="2.54cm" svg:x="6.162cm" svg:y="22.014cm">
          <text:p text:style-name="P4"><text:span text:style-name="T3">LIMS</text:span></text:p>
          <text:p text:style-name="P4"><text:span text:style-name="T2">Create New Patient</text:span></text:p>
          <text:p text:style-name="P4"><text:span text:style-name="T2">Demographic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4.572cm" svg:height="2.413cm" svg:x="10.162cm" svg:y="25.638cm">
          <text:p text:style-name="P4"><text:span text:style-name="T3">LIMS</text:span></text:p>
          <text:p text:style-name="P4"><text:span text:style-name="T2">Create New Lab</text:span></text:p>
          <text:p text:style-name="P4"><text:span text:style-name="T2">Ord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448cm" svg:y1="10.416cm" svg:x2="12.448cm" svg:y2="12.114cm" draw:start-shape="id3" draw:start-glue-point="2" draw:end-shape="id4" draw:end-glue-point="0" svg:d="M12448 10416v1698" svg:viewBox="0 0 1 1699">
          <text:p/>
        </draw:connector>
        <draw:connector draw:style-name="gr4" draw:text-style-name="P1" draw:layer="layout" svg:x1="12.448cm" svg:y1="13.892cm" svg:x2="12.448cm" svg:y2="15.715cm" draw:start-shape="id4" draw:start-glue-point="2" draw:end-shape="id5" draw:end-glue-point="0" svg:d="M12448 13892v1823" svg:viewBox="0 0 1 1824">
          <text:p/>
        </draw:connector>
        <draw:connector draw:style-name="gr4" draw:text-style-name="P1" draw:layer="layout" svg:x1="12.448cm" svg:y1="18.128cm" svg:x2="12.449cm" svg:y2="19.415cm" draw:start-shape="id5" draw:start-glue-point="2" draw:end-shape="id6" draw:end-glue-point="4" svg:d="M12448 18128v643h1v644" svg:viewBox="0 0 2 1288">
          <text:p/>
        </draw:connector>
        <draw:connector draw:style-name="gr4" draw:text-style-name="P1" draw:layer="layout" svg:x1="14.671cm" svg:y1="20.431cm" svg:x2="16.703cm" svg:y2="20.431cm" draw:start-shape="id6" draw:start-glue-point="7" draw:end-shape="id7" draw:end-glue-point="3" svg:d="M14671 20431h2032" svg:viewBox="0 0 2033 1">
          <text:p/>
        </draw:connector>
        <draw:connector draw:style-name="gr4" draw:text-style-name="P1" draw:layer="layout" svg:x1="10.226cm" svg:y1="20.431cm" svg:x2="8.448cm" svg:y2="22.014cm" draw:start-shape="id6" draw:start-glue-point="5" draw:end-shape="id8" draw:end-glue-point="0" svg:d="M10226 20431h-1778v1583" svg:viewBox="0 0 1779 1584">
          <text:p/>
        </draw:connector>
        <draw:connector draw:style-name="gr4" draw:text-style-name="P1" draw:layer="layout" svg:x1="8.448cm" svg:y1="24.554cm" svg:x2="10.162cm" svg:y2="26.844cm" draw:start-shape="id8" draw:start-glue-point="2" draw:end-shape="id9" draw:end-glue-point="3" svg:d="M8448 24554v2290h1714" svg:viewBox="0 0 1715 2291">
          <text:p/>
        </draw:connector>
        <draw:connector draw:style-name="gr4" draw:text-style-name="P1" draw:layer="layout" svg:x1="18.989cm" svg:y1="21.955cm" svg:x2="23.18cm" svg:y2="23.284cm" draw:start-shape="id7" draw:start-glue-point="2" draw:end-shape="id10" svg:d="M18989 21955v1329h4191" svg:viewBox="0 0 4192 1330">
          <text:p/>
        </draw:connector>
        <draw:custom-shape draw:style-name="gr3" draw:text-style-name="P5" xml:id="id11" draw:id="id11" draw:layer="layout" svg:width="4.572cm" svg:height="1.905cm" svg:x="16.703cm" svg:y="25.892cm">
          <text:p text:style-name="P4"><text:span text:style-name="T3">Message Exchange</text:span></text:p>
          <text:p text:style-name="P4"><text:span text:style-name="T2">Que HL7 Ord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734cm" svg:y1="26.844cm" svg:x2="16.703cm" svg:y2="26.844cm" draw:start-shape="id9" draw:start-glue-point="1" draw:end-shape="id11" draw:end-glue-point="3" svg:d="M14734 26844h1969" svg:viewBox="0 0 1970 1">
          <text:p/>
        </draw:connector>
        <draw:connector draw:style-name="gr4" draw:text-style-name="P1" draw:layer="layout" svg:x1="21.275cm" svg:y1="26.844cm" svg:x2="25.466cm" svg:y2="24.491cm" draw:start-shape="id11" draw:start-glue-point="1" draw:end-shape="id10" draw:end-glue-point="2" svg:d="M21275 26844h4191v-2353" svg:viewBox="0 0 4192 2354">
          <text:p/>
        </draw:connector>
        <draw:connector draw:style-name="gr4" draw:text-style-name="P1" draw:layer="layout" svg:x1="25.466cm" svg:y1="22.078cm" svg:x2="25.466cm" svg:y2="18.452cm" draw:start-shape="id10" draw:start-glue-point="0" draw:end-shape="id12" svg:d="M25466 22078v-3626" svg:viewBox="0 0 1 3627">
          <text:p/>
        </draw:connector>
        <draw:connector draw:style-name="gr4" draw:text-style-name="P1" draw:layer="layout" svg:x1="25.466cm" svg:y1="15.391cm" svg:x2="25.466cm" svg:y2="13.847cm" draw:start-shape="id12" draw:start-glue-point="0" draw:end-shape="id13" draw:end-glue-point="2" svg:d="M25466 15391v-1544" svg:viewBox="0 0 1 1545">
          <text:p/>
        </draw:connector>
        <draw:connector draw:style-name="gr4" draw:text-style-name="P1" draw:layer="layout" svg:x1="25.466cm" svg:y1="11.548cm" svg:x2="25.466cm" svg:y2="10.416cm" draw:start-shape="id13" draw:start-glue-point="0" draw:end-shape="id14" draw:end-glue-point="2" svg:d="M25466 11548v-1132" svg:viewBox="0 0 1 1133">
          <text:p/>
        </draw:connector>
        <draw:connector draw:style-name="gr4" draw:text-style-name="P1" draw:layer="layout" svg:x1="25.466cm" svg:y1="8.638cm" svg:x2="25.466cm" svg:y2="7.223cm" draw:start-shape="id14" draw:start-glue-point="0" draw:end-shape="id15" draw:end-glue-point="2" svg:d="M25466 8638v-1415" svg:viewBox="0 0 1 1416">
          <text:p/>
        </draw:connector>
        <draw:connector draw:style-name="gr4" draw:text-style-name="P1" draw:layer="layout" svg:x1="27.752cm" svg:y1="9.527cm" svg:x2="31.181cm" svg:y2="9.527cm" draw:start-shape="id14" draw:start-glue-point="1" draw:end-shape="id16" draw:end-glue-point="3" svg:d="M27752 9527h3429" svg:viewBox="0 0 3430 1">
          <text:p/>
        </draw:connector>
        <draw:connector draw:style-name="gr4" draw:text-style-name="P1" draw:layer="layout" svg:x1="27.752cm" svg:y1="6.334cm" svg:x2="31.181cm" svg:y2="6.334cm" draw:start-shape="id15" draw:start-glue-point="1" draw:end-shape="id17" draw:end-glue-point="3" svg:d="M27752 6334h3429" svg:viewBox="0 0 3430 1">
          <text:p/>
        </draw:connector>
        <draw:connector draw:style-name="gr4" draw:text-style-name="P1" draw:layer="layout" svg:x1="35.753cm" svg:y1="6.334cm" svg:x2="37.004cm" svg:y2="16.286cm" draw:start-shape="id17" draw:start-glue-point="1" draw:end-shape="id18" draw:end-glue-point="0" svg:d="M35753 6334h1251v9952" svg:viewBox="0 0 1252 9953">
          <text:p/>
        </draw:connector>
        <draw:connector draw:style-name="gr4" draw:text-style-name="P1" draw:layer="layout" svg:x1="35.753cm" svg:y1="9.527cm" svg:x2="37.004cm" svg:y2="16.286cm" draw:start-shape="id16" draw:start-glue-point="1" draw:end-shape="id18" draw:end-glue-point="0" svg:d="M35753 9527h1251v6759" svg:viewBox="0 0 1252 6760">
          <text:p/>
        </draw:connector>
        <draw:custom-shape draw:style-name="gr3" draw:text-style-name="P5" xml:id="id20" draw:id="id20" draw:layer="layout" svg:width="4.445cm" svg:height="2.032cm" svg:x="1.889cm" svg:y="15.905cm">
          <text:p text:style-name="P4"><text:span text:style-name="T3">Site Without EMR</text:span></text:p>
          <text:p text:style-name="P4"><text:span text:style-name="T2">Place Paper 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2.667cm" svg:height="1.27cm" svg:x="2.778cm" svg:y="12.049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112cm" svg:y1="13.319cm" svg:x2="4.111cm" svg:y2="15.905cm" draw:start-shape="id19" draw:start-glue-point="8" draw:end-shape="id20" draw:end-glue-point="0" svg:d="M4112 13319v1294h-1v1292" svg:viewBox="0 0 2 2587">
          <text:p/>
        </draw:connector>
        <draw:connector draw:style-name="gr4" draw:text-style-name="P1" draw:layer="layout" svg:x1="6.334cm" svg:y1="16.921cm" svg:x2="10.162cm" svg:y2="16.921cm" draw:start-shape="id20" draw:start-glue-point="1" draw:end-shape="id5" svg:d="M6334 16921h3828" svg:viewBox="0 0 3829 1">
          <text:p/>
        </draw:connector>
        <draw:frame draw:style-name="gr2" draw:text-style-name="P6" draw:layer="layout" svg:width="1.044cm" svg:height="0.729cm" svg:x="9.582cm" svg:y="19.596cm">
          <draw:text-box>
            <text:p><text:span text:style-name="T2">No</text:span></text:p>
          </draw:text-box>
        </draw:frame>
        <draw:frame draw:style-name="gr2" draw:text-style-name="P6" draw:layer="layout" svg:width="1.192cm" svg:height="0.729cm" svg:x="14.182cm" svg:y="19.597cm">
          <draw:text-box>
            <text:p><text:span text:style-name="T2">Yes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681cm" svg:height="0.962cm" svg:x="12.166cm" svg:y="1.335cm">
          <draw:text-box>
            <text:p><text:span text:style-name="T1">BHT – CHAI LIMS/EMR Data Exchange Document Format</text:span></text:p>
          </draw:text-box>
        </draw:frame>
        <draw:frame draw:style-name="gr5" draw:layer="layout" svg:width="17.012cm" svg:height="24.428cm" svg:x="12.5cm" svg:y="3.132cm">
          <draw:text-box>
            <text:p/>
            <text:p><text:tab/><text:span text:style-name="T4">{</text:span></text:p>
            <text:p><text:span text:style-name="T4"><text:tab/></text:span><text:span text:style-name="T4"><text:tab/></text:span><text:span text:style-name="T4">"_id":"KCH1512000001",</text:span></text:p>
            <text:p><text:span text:style-name="T4"><text:tab/></text:span><text:span text:style-name="T4"><text:tab/></text:span><text:span text:style-name="T4">"patient":{</text:span></text:p>
            <text:p><text:span text:style-name="T4"><text:tab/></text:span><text:span text:style-name="T4"><text:tab/></text:span><text:span text:style-name="T4"><text:tab/></text:span><text:span text:style-name="T4">"national_patient_id":"P170000000031",</text:span></text:p>
            <text:p><text:span text:style-name="T4"><text:tab/></text:span><text:span text:style-name="T4"><text:tab/></text:span><text:span text:style-name="T4"><text:tab/></text:span><text:span text:style-name="T4">"first_name":"Test",</text:span></text:p>
            <text:p><text:span text:style-name="T4"><text:tab/></text:span><text:span text:style-name="T4"><text:tab/></text:span><text:span text:style-name="T4"><text:tab/></text:span><text:span text:style-name="T4">"middle_name":"N/A",</text:span></text:p>
            <text:p><text:span text:style-name="T4"><text:tab/></text:span><text:span text:style-name="T4"><text:tab/></text:span><text:span text:style-name="T4"><text:tab/></text:span><text:span text:style-name="T4">"last_name":"Patient",</text:span></text:p>
            <text:p><text:span text:style-name="T4"><text:tab/></text:span><text:span text:style-name="T4"><text:tab/></text:span><text:span text:style-name="T4"><text:tab/></text:span><text:span text:style-name="T4">"date_of_birth":"19930701",</text:span></text:p>
            <text:p><text:span text:style-name="T4"><text:tab/></text:span><text:span text:style-name="T4"><text:tab/></text:span><text:span text:style-name="T4"><text:tab/></text:span><text:span text:style-name="T4">"gender":"F"</text:span></text:p>
            <text:p><text:span text:style-name="T4"><text:tab/></text:span><text:span text:style-name="T4"><text:tab/></text:span><text:span text:style-name="T4">},</text:span></text:p>
            <text:p><text:span text:style-name="T4"><text:tab/></text:span><text:span text:style-name="T4"><text:tab/></text:span><text:span text:style-name="T4">"sample_type":"",</text:span></text:p>
            <text:p><text:span text:style-name="T4"><text:tab/></text:span><text:span text:style-name="T4"><text:tab/></text:span><text:span text:style-name="T4">"who_order_test":{</text:span></text:p>
            <text:p><text:span text:style-name="T4"><text:tab/></text:span><text:span text:style-name="T4"><text:tab/></text:span><text:span text:style-name="T4"><text:tab/></text:span><text:span text:style-name="T4">“</text:span><text:span text:style-name="T4">first_name”:””,</text:span></text:p>
            <text:p><text:span text:style-name="T4"><text:tab/></text:span><text:span text:style-name="T4"><text:tab/></text:span><text:span text:style-name="T4"><text:tab/></text:span><text:span text:style-name="T4">“</text:span><text:span text:style-name="T4">last_name”:””,</text:span></text:p>
            <text:p><text:span text:style-name="T4"><text:tab/></text:span><text:span text:style-name="T4"><text:tab/></text:span><text:span text:style-name="T4"><text:tab/></text:span><text:span text:style-name="T4">“</text:span><text:span text:style-name="T4">id_number”:””</text:span></text:p>
            <text:p><text:span text:style-name="T4"><text:tab/></text:span><text:span text:style-name="T4"><text:tab/></text:span><text:span text:style-name="T4">},</text:span></text:p>
            <text:p><text:span text:style-name="T4"><text:tab/></text:span><text:span text:style-name="T4"><text:tab/></text:span><text:span text:style-name="T4">"date_time":"",</text:span></text:p>
            <text:p><text:span text:style-name="T4"><text:tab/></text:span><text:span text:style-name="T4"><text:tab/></text:span><text:span text:style-name="T4">"sending_facility":"KCH",</text:span></text:p>
            <text:p><text:span text:style-name="T4"><text:tab/></text:span><text:span text:style-name="T4"><text:tab/></text:span><text:span text:style-name="T4">"receiving_facility":"KCH",</text:span></text:p>
            <text:p><text:span text:style-name="T4"><text:tab/></text:span><text:span text:style-name="T4"><text:tab/></text:span><text:span text:style-name="T4">"reason_for_test":"",</text:span></text:p>
            <text:p><text:span text:style-name="T4"><text:tab/></text:span><text:span text:style-name="T4"><text:tab/></text:span><text:span text:style-name="T4">"test_type":"",</text:span></text:p>
            <text:p><text:span text:style-name="T4"><text:tab/></text:span><text:span text:style-name="T4"><text:tab/></text:span><text:span text:style-name="T4">"status":"Drawn",</text:span></text:p>
            <text:p><text:span text:style-name="T4"><text:tab/></text:span><text:span text:style-name="T4"><text:tab/></text:span><text:span text:style-name="T4">"results":{</text:span></text:p>
            <text:p><text:span text:style-name="T4"><text:tab/></text:span><text:span text:style-name="T4"><text:tab/></text:span><text:span text:style-name="T4"><text:tab/></text:span><text:span text:style-name="T4">"2324-2":{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test_name":"Gamma glutamyl transferase",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result":"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units":"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reference_range":"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entered_by":{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first_name”:””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last_name”:””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id_number”:””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}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location_entered":"Ward 4B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date_time":"20150226182838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status":"Drawn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rejection_reason":"Bad Sample"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"remark":"N/A"</text:span></text:p>
            <text:p><text:span text:style-name="T4"><text:tab/></text:span><text:span text:style-name="T4"><text:tab/></text:span><text:span text:style-name="T4"><text:tab/></text:span><text:span text:style-name="T4">}</text:span></text:p>
            <text:p><text:span text:style-name="T4"><text:tab/></text:span><text:span text:style-name="T4"><text:tab/></text:span><text:span text:style-name="T4">}</text:span></text:p>
            <text:p><text:span text:style-name="T4"><text:tab/></text:span><text:span text:style-name="T4">}</text:span></text:p>
            <text:p><text:span text:style-name="T4"/></text:p>
          </draw:text-box>
        </draw:frame>
      </draw:page>
      <draw:page draw:name="page3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9.56cm" svg:height="0.962cm" svg:x="11.226cm" svg:y="1.335cm">
          <draw:text-box>
            <text:p><text:span text:style-name="T5">BHT – CHAI LIMS/EMR HL7 Query And Response Data Formats</text:span></text:p>
          </draw:text-box>
        </draw:frame>
        <draw:frame draw:style-name="gr6" draw:text-style-name="P9" draw:layer="layout" svg:width="36.322cm" svg:height="4.16cm" svg:x="2.524cm" svg:y="3.575cm">
          <draw:text-box>
            <text:p><text:span text:style-name="T6"/></text:p>
            <text:p text:style-name="P8"><text:span text:style-name="T6"><text:tab/></text:span><text:span text:style-name="T6">MSH|^~\&amp;|||||||QRY^R02||P|2.2</text:span></text:p>
            <text:p text:style-name="P8"><text:span text:style-name="T6"><text:tab/></text:span><text:span text:style-name="T6">QRD|YYYYMMDDHHmmss|R|I|ACC_NUM|||1^RD|ACC_NUM|RES</text:span><text:span text:style-name="T6"><text:tab/></text:span><text:span text:style-name="T6"><text:tab/></text:span></text:p>
            <text:p text:style-name="P8"><text:span text:style-name="T6"/></text:p>
          </draw:text-box>
        </draw:frame>
        <draw:frame draw:style-name="gr2" draw:text-style-name="P6" draw:layer="layout" svg:width="16.889cm" svg:height="1.207cm" svg:x="1.516cm" svg:y="27.243cm">
          <draw:text-box>
            <text:p><text:span text:style-name="T7">Bibliography:</text:span></text:p>
            <text:p><text:span text:style-name="T2"><text:tab/></text:span><text:span text:style-name="T2">[1] </text:span><text:span text:style-name="T2"><text:a xlink:href="http://www.ringholm.de/docs/00300_en.htm" xlink:type="simple">http://www.ringholm.de/docs/00300_en.htm</text:a></text:span><text:span text:style-name="T2"> (accessed on 3 December, 2015)</text:span></text:p>
          </draw:text-box>
        </draw:frame>
        <draw:frame draw:style-name="gr2" draw:text-style-name="P10" draw:layer="layout" svg:width="9.337cm" svg:height="1.356cm" svg:x="2.778cm" svg:y="2.086cm">
          <draw:text-box>
            <text:p><text:span text:style-name="T8">Results HL7 Query</text:span></text:p>
          </draw:text-box>
        </draw:frame>
        <draw:frame draw:style-name="gr5" draw:text-style-name="P9" draw:layer="layout" svg:width="36.231cm" svg:height="9.49cm" svg:x="2.624cm" svg:y="9.325cm">
          <draw:text-box>
            <text:p><text:span text:style-name="T6"/></text:p>
            <text:p text:style-name="P8"><text:span text:style-name="T6"><text:tab/></text:span><text:span text:style-name="T6">MSH|^~\&amp;|||||||ORF^R04||P|2.2</text:span></text:p>
            <text:p text:style-name="P8"><text:span text:style-name="T6"><text:tab/></text:span><text:span text:style-name="T6">QRD|YYYYMMDDHHmmss|R|I|ACC_NUM|||1^RD|ACC_NUM|RES</text:span></text:p>
            <text:p text:style-name="P8"><text:span text:style-name="T6"><text:tab/></text:span><text:span text:style-name="T6">PID|1||0123456-1||Nordstein^Peter^H|||||||9821111</text:span><text:span text:style-name="T6"><text:tab/></text:span><text:span text:style-name="T6"><text:tab/></text:span></text:p>
            <text:p text:style-name="P8"><text:span text:style-name="T6"><text:tab/></text:span><text:span text:style-name="T6">OBR|1|43215^OE|98765^EKG|93000^EKG REPORT|R|200801111000|200801111330|||RMT||||200801111330|-|P030||||||..</text:span></text:p>
            <text:p text:style-name="P8"><text:span text:style-name="T6"><text:tab/></text:span><text:span text:style-name="T6">OBX|1|ST|93000.1^VENTRICULAR RATE(EKG)||91|/MIN|60-100 <text:s text:c="2"/></text:span></text:p>
            <text:p text:style-name="P8"><text:span text:style-name="T6"><text:tab/></text:span><text:span text:style-name="T6">OBX|2|ST|93000.2^ATRIAL RATE(EKG)||/MIN|60-100 <text:s text:c="2"/></text:span></text:p>
            <text:p text:style-name="P8"><text:span text:style-name="T6"><text:tab/></text:span><text:span text:style-name="T6">OBX|3|ST|93000.3^PR INTERVAL||0|/MSEC|1.06-.10 <text:s text:c="2"/></text:span><text:span text:style-name="T6"><text:tab/></text:span></text:p>
            <text:p text:style-name="P8"><text:span text:style-name="T6"/></text:p>
          </draw:text-box>
        </draw:frame>
        <draw:frame draw:style-name="gr2" draw:text-style-name="P10" draw:layer="layout" svg:width="14.328cm" svg:height="1.356cm" svg:x="2.805cm" svg:y="7.834cm">
          <draw:text-box>
            <text:p><text:span text:style-name="T8">Results HL7 Query Response</text:span></text:p>
          </draw:text-box>
        </draw:frame>
        <draw:frame draw:style-name="gr7" draw:text-style-name="P9" draw:layer="layout" svg:width="36.231cm" svg:height="6.292cm" svg:x="2.615cm" svg:y="20.366cm">
          <draw:text-box>
            <text:p><text:span text:style-name="T6"/></text:p>
            <text:p text:style-name="P8"><text:span text:style-name="T6"><text:tab/></text:span><text:span text:style-name="T6">MSH|^~\&amp;|TESTAPP^2.16.840.1.114222.4.3.2.1..^ISO|Haiti^2.16.840.1.114222.4.1.^ISO|||||OML^O21^OMLO21||P^T|2.5</text:span></text:p>
            <text:p text:style-name="P8"><text:span text:style-name="T6"><text:tab/></text:span><text:span text:style-name="T6">PID|1||0123456-1||Nordstein^Peter^H|||||||9821111</text:span><text:span text:style-name="T6"><text:tab/></text:span><text:span text:style-name="T6"><text:tab/></text:span></text:p>
            <text:p text:style-name="P8"><text:span text:style-name="T6"><text:tab/></text:span><text:span text:style-name="T6">OBR|1|43215^OE|98765^EKG|93000^EKG REPORT|R|200801111000|200801111330|||RMT||||200801111330|-|P030||||||..</text:span></text:p>
            <text:p text:style-name="P8"><text:span text:style-name="T6"><text:tab/></text:span><text:span text:style-name="T6">OBX|1|ST|93000.1^VENTRICULAR RATE(EKG)||91|/MIN|60-100 <text:s/></text:span></text:p>
            <text:p text:style-name="P8"><text:span text:style-name="T6"/></text:p>
          </draw:text-box>
        </draw:frame>
        <draw:frame draw:style-name="gr2" draw:text-style-name="P10" draw:layer="layout" svg:width="14.277cm" svg:height="1.356cm" svg:x="2.803cm" svg:y="18.977cm">
          <draw:text-box>
            <text:p><text:span text:style-name="T8">Results HL7 Update Message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711cm" svg:height="0.962cm" svg:x="10.151cm" svg:y="1.335cm">
          <draw:text-box>
            <text:p><text:span text:style-name="T1">BHT – CHAI LIMS/EMR Proposed Universal Accession Number Format</text:span></text:p>
          </draw:text-box>
        </draw:frame>
        <draw:frame draw:style-name="gr2" draw:text-style-name="P11" draw:layer="layout" svg:width="5.861cm" svg:height="3.096cm" svg:x="5.045cm" svg:y="13.1cm">
          <draw:text-box>
            <text:p><text:span text:style-name="T9">KCH</text:span></text:p>
          </draw:text-box>
        </draw:frame>
        <draw:frame draw:style-name="gr2" draw:text-style-name="P12" draw:layer="layout" svg:width="3.889cm" svg:height="3.096cm" svg:x="13.141cm" svg:y="13.052cm">
          <draw:text-box>
            <text:p><text:span text:style-name="T10">YY</text:span></text:p>
          </draw:text-box>
        </draw:frame>
        <draw:g>
          <draw:custom-shape draw:style-name="gr8" draw:text-style-name="P1" draw:layer="layout" svg:width="5.334cm" svg:height="9.525cm" svg:x="17.808cm" svg:y="3.1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3" draw:layer="layout" svg:width="3.499cm" svg:height="8.783cm" svg:x="18.697cm" svg:y="3.628cm">
            <draw:text-box>
              <text:p>Jan<text:tab/>→<text:tab/>1</text:p>
              <text:p>Feb<text:tab/>→<text:tab/>2</text:p>
              <text:p>Mar<text:tab/>→<text:tab/>3</text:p>
              <text:p>Apr<text:tab/>→<text:tab/>4</text:p>
              <text:p>May<text:tab/>→<text:tab/>5</text:p>
              <text:p>Jun<text:tab/>→<text:tab/>6</text:p>
              <text:p>Jul<text:tab/>→<text:tab/>7</text:p>
              <text:p>Aug<text:tab/>→<text:tab/>8</text:p>
              <text:p>Sep<text:tab/>→<text:tab/>9</text:p>
              <text:p>Oct<text:tab/>→<text:tab/>A</text:p>
              <text:p>Nov<text:tab/>→<text:tab/>B</text:p>
              <text:p>Dec<text:tab/>→<text:tab/>C</text:p>
            </draw:text-box>
          </draw:frame>
        </draw:g>
        <draw:frame draw:style-name="gr2" draw:text-style-name="P14" draw:layer="layout" svg:width="2.619cm" svg:height="3.096cm" svg:x="19.118cm" svg:y="12.973cm">
          <draw:text-box>
            <text:p><text:span text:style-name="T11">M</text:span></text:p>
          </draw:text-box>
        </draw:frame>
        <draw:frame draw:style-name="gr2" draw:text-style-name="P15" draw:layer="layout" svg:width="2.335cm" svg:height="3.096cm" svg:x="23.893cm" svg:y="12.925cm">
          <draw:text-box>
            <text:p><text:span text:style-name="T12">D</text:span></text:p>
          </draw:text-box>
        </draw:frame>
        <draw:g>
          <draw:custom-shape draw:style-name="gr9" draw:text-style-name="P1" draw:layer="layout" svg:width="8.128cm" svg:height="11.938cm" svg:x="20.978cm" svg:y="16.49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3.08cm" svg:height="11.627cm" svg:x="21.493cm" svg:y="16.748cm">
            <draw:text-box>
              <text:p>1<text:tab/>→ 1</text:p>
              <text:p>2<text:tab/>→ 2</text:p>
              <text:p>3<text:tab/>→ 3</text:p>
              <text:p>4<text:tab/>→ 4</text:p>
              <text:p>5<text:tab/>→ 5</text:p>
              <text:p>6<text:tab/>→ 6</text:p>
              <text:p>7<text:tab/>→ 7</text:p>
              <text:p>8<text:tab/>→ 8</text:p>
              <text:p>9<text:tab/>→ 9</text:p>
              <text:p>10<text:tab/>→ A</text:p>
              <text:p>11<text:tab/>→ B</text:p>
              <text:p>12<text:tab/>→ C</text:p>
              <text:p>13<text:tab/>→ D</text:p>
              <text:p>14<text:tab/>→ E</text:p>
              <text:p>15<text:tab/>→ F</text:p>
              <text:p>16<text:tab/>→ G</text:p>
            </draw:text-box>
          </draw:frame>
          <draw:frame draw:style-name="gr2" draw:layer="layout" svg:width="3.186cm" svg:height="10.916cm" svg:x="25.793cm" svg:y="16.749cm">
            <draw:text-box>
              <text:p>17<text:tab/>→ H</text:p>
              <text:p>18<text:tab/>→ J</text:p>
              <text:p>19<text:tab/>→ K</text:p>
              <text:p>20<text:tab/>→ M</text:p>
              <text:p>21<text:tab/>→ N</text:p>
              <text:p>22<text:tab/>→ P</text:p>
              <text:p>23<text:tab/>→ Q</text:p>
              <text:p>24<text:tab/>→ R</text:p>
              <text:p>25<text:tab/>→ T</text:p>
              <text:p>26<text:tab/>→ U</text:p>
              <text:p>27<text:tab/>→ V</text:p>
              <text:p>28<text:tab/>→ W</text:p>
              <text:p>29<text:tab/>→ X</text:p>
              <text:p>30<text:tab/>→ Y</text:p>
              <text:p>31<text:tab/>→ Z</text:p>
            </draw:text-box>
          </draw:frame>
        </draw:g>
        <draw:frame draw:style-name="gr2" draw:text-style-name="P16" draw:layer="layout" svg:width="5.582cm" svg:height="3.096cm" svg:x="27.585cm" svg:y="12.946cm">
          <draw:text-box>
            <text:p><text:span text:style-name="T13">XXX</text:span></text:p>
          </draw:text-box>
        </draw:frame>
        <draw:frame draw:style-name="gr2" draw:text-style-name="P17" draw:layer="layout" svg:width="1.349cm" svg:height="3.096cm" svg:x="11.414cm" svg:y="12.919cm">
          <draw:text-box>
            <text:p><text:span text:style-name="T14">-</text:span></text:p>
          </draw:text-box>
        </draw:frame>
        <draw:frame draw:style-name="gr2" draw:text-style-name="P17" draw:layer="layout" svg:width="1.349cm" svg:height="3.096cm" svg:x="17.177cm" svg:y="12.925cm">
          <draw:text-box>
            <text:p><text:span text:style-name="T14">-</text:span></text:p>
          </draw:text-box>
        </draw:frame>
        <draw:frame draw:style-name="gr2" draw:text-style-name="P17" draw:layer="layout" svg:width="1.349cm" svg:height="3.096cm" svg:x="22.003cm" svg:y="12.846cm">
          <draw:text-box>
            <text:p><text:span text:style-name="T14">-</text:span></text:p>
          </draw:text-box>
        </draw:frame>
        <draw:frame draw:style-name="gr2" draw:text-style-name="P17" draw:layer="layout" svg:width="1.349cm" svg:height="3.096cm" svg:x="26.321cm" svg:y="12.798cm">
          <draw:text-box>
            <text:p><text:span text:style-name="T14">-</text:span></text:p>
          </draw:text-box>
        </draw:frame>
        <draw:line draw:style-name="gr10" draw:text-style-name="P1" draw:layer="layout" svg:x1="20.431cm" svg:y1="12.684cm" svg:x2="20.431cm" svg:y2="13.573cm">
          <text:p/>
        </draw:line>
        <draw:line draw:style-name="gr11" draw:text-style-name="P1" draw:layer="layout" svg:x1="25.003cm" svg:y1="16.494cm" svg:x2="25.003cm" svg:y2="15.478cm">
          <text:p/>
        </draw:line>
        <draw:g>
          <draw:custom-shape draw:style-name="gr12" draw:text-style-name="P1" draw:layer="layout" svg:width="14.859cm" svg:height="7.874cm" svg:x="1.508cm" svg:y="20.24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4.007cm" svg:height="1.356cm" svg:x="1.889cm" svg:y="20.488cm">
            <draw:text-box>
              <text:p><text:span text:style-name="T8">Legend</text:span></text:p>
            </draw:text-box>
          </draw:frame>
          <draw:frame draw:style-name="gr2" draw:text-style-name="P18" draw:layer="layout" svg:width="1.209cm" svg:height="1.204cm" svg:x="2.016cm" svg:y="23.513cm">
            <draw:text-box>
              <text:p><text:span text:style-name="T15">M</text:span></text:p>
            </draw:text-box>
          </draw:frame>
          <draw:frame draw:style-name="gr2" draw:layer="layout" svg:width="8.706cm" svg:height="0.962cm" svg:x="4.583cm" svg:y="23.674cm">
            <draw:text-box>
              <text:p>Hexadecimal value for month</text:p>
            </draw:text-box>
          </draw:frame>
          <draw:frame draw:style-name="gr2" draw:text-style-name="P19" draw:layer="layout" svg:width="1.112cm" svg:height="1.204cm" svg:x="2.017cm" svg:y="24.903cm">
            <draw:text-box>
              <text:p><text:span text:style-name="T16">D</text:span></text:p>
            </draw:text-box>
          </draw:frame>
          <draw:frame draw:style-name="gr2" draw:layer="layout" svg:width="8.533cm" svg:height="0.962cm" svg:x="4.584cm" svg:y="25.074cm">
            <draw:text-box>
              <text:p>Base 30-like value for month</text:p>
            </draw:text-box>
          </draw:frame>
          <draw:frame draw:style-name="gr2" draw:text-style-name="P20" draw:layer="layout" svg:width="2.191cm" svg:height="1.204cm" svg:x="2.017cm" svg:y="26.293cm">
            <draw:text-box>
              <text:p><text:span text:style-name="T17">XXX</text:span></text:p>
            </draw:text-box>
          </draw:frame>
          <draw:frame draw:style-name="gr2" draw:layer="layout" svg:width="11.276cm" svg:height="0.962cm" svg:x="4.484cm" svg:y="26.474cm">
            <draw:text-box>
              <text:p>3 position incremental number per day</text:p>
            </draw:text-box>
          </draw:frame>
          <draw:frame draw:style-name="gr2" draw:text-style-name="P18" draw:layer="layout" svg:width="2.331cm" svg:height="1.204cm" svg:x="1.977cm" svg:y="22.123cm">
            <draw:text-box>
              <text:p><text:span text:style-name="T18">KCH</text:span></text:p>
            </draw:text-box>
          </draw:frame>
          <draw:frame draw:style-name="gr2" draw:layer="layout" svg:width="6.386cm" svg:height="0.962cm" svg:x="4.584cm" svg:y="22.274cm">
            <draw:text-box>
              <text:p>3 character site code</text:p>
            </draw:text-box>
          </draw:frame>
          <draw:line draw:style-name="gr13" draw:text-style-name="P1" draw:layer="layout" svg:x1="1.762cm" svg:y1="21.969cm" svg:x2="15.859cm" svg:y2="21.969cm">
            <text:p/>
          </draw:line>
        </draw:g>
      </draw:page>
      <draw:page draw:name="page5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316cm" svg:height="0.962cm" svg:x="9.848cm" svg:y="1.335cm">
          <draw:text-box>
            <text:p><text:span text:style-name="T1">BHT – CHAI LIMS/EMR Proposed Central Repository Functions/Methods</text:span></text:p>
          </draw:text-box>
        </draw:frame>
        <draw:frame draw:style-name="gr2" draw:text-style-name="P21" draw:layer="layout" svg:width="5.015cm" svg:height="1.673cm" svg:x="4.875cm" svg:y="4.583cm">
          <draw:text-box>
            <text:p><text:span text:style-name="T19">Method</text:span></text:p>
          </draw:text-box>
        </draw:frame>
        <draw:frame draw:style-name="gr2" draw:text-style-name="P21" draw:layer="layout" svg:width="3.601cm" svg:height="1.673cm" svg:x="18.321cm" svg:y="4.583cm">
          <draw:text-box>
            <text:p><text:span text:style-name="T19">Input</text:span></text:p>
          </draw:text-box>
        </draw:frame>
        <draw:frame draw:style-name="gr2" draw:text-style-name="P21" draw:layer="layout" svg:width="4.659cm" svg:height="1.673cm" svg:x="28.853cm" svg:y="4.583cm">
          <draw:text-box>
            <text:p><text:span text:style-name="T19">Output</text:span></text:p>
          </draw:text-box>
        </draw:frame>
        <draw:line draw:style-name="gr14" draw:text-style-name="P1" draw:layer="layout" svg:x1="3.413cm" svg:y1="6.796cm" svg:x2="39.1cm" svg:y2="6.796cm">
          <text:p/>
        </draw:line>
        <draw:line draw:style-name="gr14" draw:text-style-name="P1" draw:layer="layout" svg:x1="15.311cm" svg:y1="4.51cm" svg:x2="15.311cm" svg:y2="24.749cm">
          <text:p/>
        </draw:line>
        <draw:line draw:style-name="gr14" draw:text-style-name="P1" draw:layer="layout" svg:x1="26.641cm" svg:y1="4.645cm" svg:x2="26.641cm" svg:y2="24.749cm">
          <text:p/>
        </draw:line>
        <draw:frame draw:style-name="gr2" draw:text-style-name="P22" draw:layer="layout" svg:width="10.15cm" svg:height="1.356cm" svg:x="3.864cm" svg:y="8.32cm">
          <draw:text-box>
            <text:p><text:span text:style-name="T20">create_order [ POST ]</text:span></text:p>
          </draw:text-box>
        </draw:frame>
        <draw:frame draw:style-name="gr2" draw:text-style-name="P22" draw:layer="layout" svg:width="6.924cm" svg:height="1.356cm" svg:x="16.081cm" svg:y="8.32cm">
          <draw:text-box>
            <text:p><text:span text:style-name="T20">JSON Object *</text:span></text:p>
          </draw:text-box>
        </draw:frame>
        <draw:frame draw:style-name="gr2" draw:text-style-name="P22" draw:layer="layout" svg:width="8.799cm" svg:height="1.356cm" svg:x="27.453cm" svg:y="8.32cm">
          <draw:text-box>
            <text:p><text:span text:style-name="T20">Accession Number</text:span></text:p>
          </draw:text-box>
        </draw:frame>
        <draw:line draw:style-name="gr14" draw:text-style-name="P1" draw:layer="layout" svg:x1="3.413cm" svg:y1="11.114cm" svg:x2="39.1cm" svg:y2="11.114cm">
          <text:p/>
        </draw:line>
        <draw:frame draw:style-name="gr2" draw:text-style-name="P22" draw:layer="layout" svg:width="9.218cm" svg:height="1.356cm" svg:x="3.964cm" svg:y="12.638cm">
          <draw:text-box>
            <text:p><text:span text:style-name="T20">query_order [ GET ]</text:span></text:p>
          </draw:text-box>
        </draw:frame>
        <draw:frame draw:style-name="gr2" draw:text-style-name="P22" draw:layer="layout" svg:width="6.924cm" svg:height="1.356cm" svg:x="27.453cm" svg:y="12.638cm">
          <draw:text-box>
            <text:p><text:span text:style-name="T20">JSON Object *</text:span></text:p>
          </draw:text-box>
        </draw:frame>
        <draw:frame draw:style-name="gr2" draw:text-style-name="P22" draw:layer="layout" svg:width="8.799cm" svg:height="1.356cm" svg:x="16.081cm" svg:y="12.638cm">
          <draw:text-box>
            <text:p><text:span text:style-name="T20">Accession Number</text:span></text:p>
          </draw:text-box>
        </draw:frame>
        <draw:frame draw:style-name="gr2" draw:text-style-name="P22" draw:layer="layout" svg:width="10.425cm" svg:height="1.356cm" svg:x="3.964cm" svg:y="17.378cm">
          <draw:text-box>
            <text:p><text:span text:style-name="T20">update_order [ POST ]</text:span></text:p>
          </draw:text-box>
        </draw:frame>
        <draw:frame draw:style-name="gr2" draw:text-style-name="P22" draw:layer="layout" svg:width="6.924cm" svg:height="1.356cm" svg:x="16.174cm" svg:y="17.369cm">
          <draw:text-box>
            <text:p><text:span text:style-name="T20">JSON Object *</text:span></text:p>
          </draw:text-box>
        </draw:frame>
        <draw:frame draw:style-name="gr2" draw:text-style-name="P22" draw:layer="layout" svg:width="8.473cm" svg:height="1.356cm" svg:x="27.67cm" svg:y="17.183cm">
          <draw:text-box>
            <text:p><text:span text:style-name="T20">Processing Status</text:span></text:p>
          </draw:text-box>
        </draw:frame>
        <draw:line draw:style-name="gr14" draw:text-style-name="P1" draw:layer="layout" svg:x1="3.413cm" svg:y1="15.432cm" svg:x2="38.973cm" svg:y2="15.432cm">
          <text:p/>
        </draw:line>
        <draw:frame draw:style-name="gr2" draw:text-style-name="P23" draw:layer="layout" svg:width="23.993cm" svg:height="0.962cm" svg:x="2.27cm" svg:y="27.092cm">
          <draw:text-box>
            <text:p><text:span text:style-name="T21">Note:</text:span><text:span text:style-name="T22"> * Based on the </text:span><text:span text:style-name="T23">BHT – CHAI LIMS/EMR Data Exchange Document Format</text:span><text:span text:style-name="T22"> </text:span></text:p>
          </draw:text-box>
        </draw:frame>
        <draw:line draw:style-name="gr14" draw:text-style-name="P1" draw:layer="layout" svg:x1="3.414cm" svg:y1="19.914cm" svg:x2="39.101cm" svg:y2="19.914cm">
          <text:p/>
        </draw:line>
        <draw:frame draw:style-name="gr2" draw:text-style-name="P22" draw:layer="layout" svg:width="10.374cm" svg:height="1.356cm" svg:x="3.965cm" svg:y="21.438cm">
          <draw:text-box>
            <text:p><text:span text:style-name="T20">query_by_npid [ GET ]</text:span></text:p>
          </draw:text-box>
        </draw:frame>
        <draw:frame draw:style-name="gr2" draw:text-style-name="P22" draw:layer="layout" svg:width="11.157cm" svg:height="1.356cm" svg:x="27.454cm" svg:y="21.438cm">
          <draw:text-box>
            <text:p><text:span text:style-name="T20">Array of JSON Objects *</text:span></text:p>
          </draw:text-box>
        </draw:frame>
        <draw:frame draw:style-name="gr2" draw:text-style-name="P22" draw:layer="layout" svg:width="8.744cm" svg:height="1.356cm" svg:x="16.082cm" svg:y="21.438cm">
          <draw:text-box>
            <text:p><text:span text:style-name="T20">Patient National ID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27.786cm" svg:height="1.673cm" svg:x="7.113cm" svg:y="1.381cm">
          <draw:text-box>
            <text:p text:style-name="P1"><text:span text:style-name="T1">BHT – CHAI LIMS/EMR Site Specific Accession Number Count Tracking Document Format </text:span></text:p>
            <text:p text:style-name="P1"><text:span text:style-name="T1">And Assignment Logic</text:span></text:p>
          </draw:text-box>
        </draw:frame>
        <draw:frame draw:style-name="gr5" draw:text-style-name="P25" draw:layer="layout" svg:width="13.202cm" svg:height="12.955cm" svg:x="6.721cm" svg:y="8.369cm">
          <draw:text-box>
            <text:p text:style-name="P8"><text:span text:style-name="T20"/></text:p>
            <text:p text:style-name="P8"><text:span text:style-name="T20"><text:tab/></text:span><text:span text:style-name="T20">{</text:span></text:p>
            <text:p text:style-name="P8"><text:span text:style-name="T20"><text:tab/></text:span><text:span text:style-name="T20"><text:tab/></text:span><text:span text:style-name="T20">“</text:span><text:span text:style-name="T20">_id”: “SITE_CODE”,</text:span><text:span text:style-name="T20"><text:tab/></text:span></text:p>
            <text:p text:style-name="P8"><text:span text:style-name="T20"><text:tab/></text:span><text:span text:style-name="T20"><text:tab/></text:span><text:span text:style-name="T20">“</text:span><text:span text:style-name="T20">YYYYMMDD”: {</text:span></text:p>
            <text:p text:style-name="P8"><text:span text:style-name="T20"><text:tab/></text:span><text:span text:style-name="T20"><text:tab/></text:span><text:span text:style-name="T20"><text:tab/></text:span><text:span text:style-name="T20">“</text:span><text:span text:style-name="T20">offset”: “1”</text:span></text:p>
            <text:p text:style-name="P8"><text:span text:style-name="T20"><text:tab/></text:span><text:span text:style-name="T20"><text:tab/></text:span><text:span text:style-name="T20">}</text:span></text:p>
            <text:p text:style-name="P8"><text:span text:style-name="T20"><text:tab/></text:span><text:span text:style-name="T20">}</text:span></text:p>
            <text:p text:style-name="P8"><text:span text:style-name="T20"/></text:p>
          </draw:text-box>
        </draw:frame>
        <draw:custom-shape draw:style-name="gr3" draw:text-style-name="P3" xml:id="id21" draw:id="id21" draw:layer="layout" svg:width="2.794cm" svg:height="1.524cm" svg:x="30.845cm" svg:y="7.696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4.064cm" svg:height="1.397cm" svg:x="30.21cm" svg:y="10.459cm">
          <text:p text:style-name="P1"><text:span text:style-name="T2">Get Current Offse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3" draw:id="id23" draw:layer="layout" svg:width="4.064cm" svg:height="1.778cm" svg:x="30.21cm" svg:y="13.094cm">
          <text:p text:style-name="P4"><text:span text:style-name="T2">Assign Current</text:span></text:p>
          <text:p text:style-name="P4"><text:span text:style-name="T2">Offset To 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4" draw:id="id24" draw:layer="layout" svg:width="4.064cm" svg:height="1.778cm" svg:x="30.21cm" svg:y="16.11cm">
          <text:p text:style-name="P4"><text:span text:style-name="T2">Increment Site</text:span></text:p>
          <text:p text:style-name="P4"><text:span text:style-name="T2">Offset Cou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794cm" svg:height="1.143cm" svg:x="30.845cm" svg:y="19.126cm">
          <text:p text:style-name="P1"><text:span text:style-name="T2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2.242cm" svg:y1="9.22cm" svg:x2="32.242cm" svg:y2="10.459cm" draw:start-shape="id21" draw:start-glue-point="8" draw:end-shape="id22" draw:end-glue-point="0" svg:d="M32242 9220v1239" svg:viewBox="0 0 1 1240">
          <text:p/>
        </draw:connector>
        <draw:connector draw:style-name="gr4" draw:text-style-name="P1" draw:layer="layout" svg:x1="32.242cm" svg:y1="11.856cm" svg:x2="32.242cm" svg:y2="13.094cm" draw:start-shape="id22" draw:start-glue-point="2" draw:end-shape="id23" draw:end-glue-point="0" svg:d="M32242 11856v1238" svg:viewBox="0 0 1 1239">
          <text:p/>
        </draw:connector>
        <draw:connector draw:style-name="gr4" draw:text-style-name="P1" draw:layer="layout" svg:x1="32.242cm" svg:y1="14.872cm" svg:x2="32.242cm" svg:y2="16.11cm" draw:start-shape="id23" draw:start-glue-point="2" draw:end-shape="id24" draw:end-glue-point="0" svg:d="M32242 14872v1238" svg:viewBox="0 0 1 1239">
          <text:p/>
        </draw:connector>
        <draw:connector draw:style-name="gr4" draw:text-style-name="P1" draw:layer="layout" svg:x1="32.242cm" svg:y1="17.888cm" svg:x2="32.242cm" svg:y2="19.126cm" draw:start-shape="id24" draw:start-glue-point="2" draw:end-shape="id25" draw:end-glue-point="0" svg:d="M32242 17888v1238" svg:viewBox="0 0 1 1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1:59:20.492125966</meta:creation-date>
    <dc:date>2015-12-07T13:55:47.071442969</dc:date>
    <meta:editing-duration>PT10H16M17S</meta:editing-duration>
    <meta:editing-cycles>92</meta:editing-cycles>
    <meta:generator>LibreOffice/4.2.8.2$Linux_X86_64 LibreOffice_project/420m0$Build-2</meta:generator>
    <meta:document-statistic meta:object-count="125"/>
  </office:meta>
</office:document-meta>
</file>